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1d4" officeooo:paragraph-rsid="0006c1d4"/>
    </style:style>
    <style:style style:name="P2" style:family="paragraph" style:parent-style-name="Standard">
      <style:text-properties officeooo:rsid="0007beb9" officeooo:paragraph-rsid="0007beb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c1d4" officeooo:paragraph-rsid="0006c1d4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6c1d4" officeooo:paragraph-rsid="0006c1d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6c1d4" officeooo:paragraph-rsid="000f976c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6c1d4" officeooo:paragraph-rsid="00107d7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7beb9" officeooo:paragraph-rsid="0007beb9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7beb9" officeooo:paragraph-rsid="000f976c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7beb9" officeooo:paragraph-rsid="00107d7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93dac" officeooo:paragraph-rsid="00093dac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93dac" officeooo:paragraph-rsid="000f976c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93dac" officeooo:paragraph-rsid="00107d7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93dac" officeooo:paragraph-rsid="00125341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93dac" officeooo:paragraph-rsid="0015d69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a4209" officeooo:paragraph-rsid="000a4209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a4209" officeooo:paragraph-rsid="000f976c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0a4209" officeooo:paragraph-rsid="00107d7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0a4209" officeooo:paragraph-rsid="00125341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0c2be4" officeooo:paragraph-rsid="000c2be4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0c2be4" officeooo:paragraph-rsid="000f976c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0c2be4" officeooo:paragraph-rsid="00107d7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0c2be4" officeooo:paragraph-rsid="00125341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0c4fde" officeooo:paragraph-rsid="000f976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0c4fde" officeooo:paragraph-rsid="00107d7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0c4fde" officeooo:paragraph-rsid="00125341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0c4fde" officeooo:paragraph-rsid="0015d69d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093dac" officeooo:paragraph-rsid="00093dac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093dac" officeooo:paragraph-rsid="00125341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0a4209" officeooo:paragraph-rsid="000a4209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0a4209" officeooo:paragraph-rsid="00125341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0c4fde" officeooo:paragraph-rsid="000c4fde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0c4fde" officeooo:paragraph-rsid="00125341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0d09b2" officeooo:paragraph-rsid="000d09b2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0d22ae" officeooo:paragraph-rsid="000d22ae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0ebf41" officeooo:paragraph-rsid="000ebf41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0d09b2" officeooo:paragraph-rsid="000d09b2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style:text-underline-style="solid" style:text-underline-width="auto" style:text-underline-color="font-color" fo:font-weight="bold" officeooo:rsid="00093dac" officeooo:paragraph-rsid="00093dac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0c4fde" officeooo:paragraph-rsid="00176c2b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0a4209" officeooo:paragraph-rsid="00176c2b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093dac" officeooo:paragraph-rsid="00176c2b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093dac" officeooo:paragraph-rsid="00176c2b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officeooo:rsid="000c2be4" officeooo:paragraph-rsid="00176c2b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0c4fde" officeooo:paragraph-rsid="00176c2b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0a4209" officeooo:paragraph-rsid="00176c2b"/>
    </style:style>
    <style:style style:name="T1" style:family="text">
      <style:text-properties officeooo:rsid="0007beb9"/>
    </style:style>
    <style:style style:name="T2" style:family="text">
      <style:text-properties officeooo:rsid="000a4209"/>
    </style:style>
    <style:style style:name="T3" style:family="text">
      <style:text-properties officeooo:rsid="000c2be4"/>
    </style:style>
    <style:style style:name="T4" style:family="text">
      <style:text-properties officeooo:rsid="000c4fde"/>
    </style:style>
    <style:style style:name="T5" style:family="text">
      <style:text-properties fo:color="#000000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c1d4" style:font-weight-asian="bold" style:font-weight-complex="bold"/>
    </style:style>
    <style:style style:name="T8" style:family="text">
      <style:text-properties officeooo:rsid="000f976c"/>
    </style:style>
    <style:style style:name="T9" style:family="text">
      <style:text-properties officeooo:rsid="0013d8f4"/>
    </style:style>
    <style:style style:name="T10" style:family="text">
      <style:text-properties officeooo:rsid="00150cdf"/>
    </style:style>
    <style:style style:name="T11" style:family="text">
      <style:text-properties officeooo:rsid="0015a09f"/>
    </style:style>
    <style:style style:name="T12" style:family="text">
      <style:text-properties officeooo:rsid="0015d6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.</text:p>
      <text:p text:style-name="P1"/>
      <text:p text:style-name="P1">CURSO(#cod,nombre,descripción,num_horas,coste)siendo</text:p>
      <text:p text:style-name="P6">cod <text:span text:style-name="T6">es cadena no nulo,</text:span></text:p>
      <text:p text:style-name="P4">nombre e<text:span text:style-name="T6">s cadena no nulo,</text:span></text:p>
      <text:p text:style-name="P4">descripción<text:span text:style-name="T6"> es cadena,</text:span></text:p>
      <text:p text:style-name="P4">num_horas <text:span text:style-name="T6">es real,</text:span></text:p>
      <text:p text:style-name="P4">coste <text:span text:style-name="T6">es real,</text:span></text:p>
      <text:p text:style-name="P4"><text:span text:style-name="T6">PK</text:span>(cod)</text:p>
      <text:p text:style-name="P1"/>
      <text:p text:style-name="P1">REQUIERE(#cod_<text:span text:style-name="T1">requerido,#cod_requiere</text:span>,<text:span text:style-name="T1">#</text:span>forma)siendo</text:p>
      <text:p text:style-name="P4">cod _<text:span text:style-name="T1">requerido </text:span><text:span text:style-name="T6">es cadena no nulo,</text:span></text:p>
      <text:p text:style-name="P7">cod_requiere <text:span text:style-name="T6">es cadena no nulo,</text:span></text:p>
      <text:p text:style-name="P6">forma <text:span text:style-name="T6">es cadena no nulo,</text:span></text:p>
      <text:p text:style-name="P4"><text:span text:style-name="T6">PK</text:span>(cod_requerido,cod_requiere,<text:span text:style-name="T1">forma</text:span>),</text:p>
      <text:p text:style-name="P5"><text:span text:style-name="T6">FK</text:span>(cod_requerido/<text:span text:style-name="T8">CURSO(cod)</text:span>)</text:p>
      <text:p text:style-name="P5"><text:span text:style-name="T6">FK</text:span>(cod_requ<text:span text:style-name="T8">iere</text:span>/<text:span text:style-name="T8">CURSO(cod)</text:span>)</text:p>
      <text:p text:style-name="P1"/>
      <text:p text:style-name="P1">EDICIÓN(#fecha,lugar,horario,#cod_curso)siendo</text:p>
      <text:p text:style-name="P6">fecha <text:span text:style-name="T6">es fecha no nulo,</text:span></text:p>
      <text:p text:style-name="P6">lugar <text:span text:style-name="T6">es cadena no nulo,</text:span></text:p>
      <text:p text:style-name="P4">horario <text:span text:style-name="T6">es fecha,</text:span></text:p>
      <text:p text:style-name="P6">cod_curso <text:span text:style-name="T6">es cadena no nulo,</text:span></text:p>
      <text:p text:style-name="P5"><text:span text:style-name="T6">PK</text:span>(fecha,cod_curso)</text:p>
      <text:p text:style-name="P5"><text:span text:style-name="T6">FK</text:span>(cod_curso/CURSO(cod))</text:p>
      <text:p text:style-name="P1"/>
      <text:p text:style-name="P1">EMPLEADO(#codigo,nombre,apellido,nif,fecha_nac,nacionalidad)siendo</text:p>
      <text:p text:style-name="P6">codigo <text:span text:style-name="T6">es cadena no nulo,</text:span></text:p>
      <text:p text:style-name="P6">nombre <text:span text:style-name="T6">es cadena no nulo,</text:span></text:p>
      <text:p text:style-name="P6">apellido <text:span text:style-name="T6">es cadena no nulo,</text:span></text:p>
      <text:p text:style-name="P6">nif <text:span text:style-name="T6">es cadena no nulo,</text:span></text:p>
      <text:p text:style-name="P4">fecha_nac <text:span text:style-name="T6">es fecha,</text:span></text:p>
      <text:p text:style-name="P4">nacionalidad es cadena,</text:p>
      <text:p text:style-name="P5"><text:span text:style-name="T6">PK</text:span>(codigo)</text:p>
      <text:p text:style-name="P1"/>
      <text:p text:style-name="P2">MATRI(#fecha,#cod_curso,#codigo)siendo</text:p>
      <text:p text:style-name="P9">fecha <text:span text:style-name="T7">es fecha no nulo,</text:span></text:p>
      <text:p text:style-name="P9">cod_curso <text:span text:style-name="T7">es cadena no nulo,</text:span></text:p>
      <text:p text:style-name="P9">codigo <text:span text:style-name="T7">es cadena no nulo,</text:span></text:p>
      <text:p text:style-name="P8"><text:span text:style-name="T7">PK</text:span>(fecha,cod_curso,codigo),</text:p>
      <text:p text:style-name="P8"><text:span text:style-name="T7">FK</text:span>(fecha/EDICIÓN(fecha)),</text:p>
      <text:p text:style-name="P8"><text:span text:style-name="T7">FK</text:span>(cod_curso/EDICIÓN(cod_curso)),</text:p>
      <text:p text:style-name="P8"><text:span text:style-name="T7">FK</text:span>(codigo/EMPLEADO(codigo))</text:p>
      <text:p text:style-name="P1"/>
      <text:p text:style-name="P1">CAPACITADO(#codigo)siendo</text:p>
      <text:p text:style-name="P6">codigo <text:span text:style-name="T6">es cadena no nulo,</text:span></text:p>
      <text:p text:style-name="P5"><text:span text:style-name="T6">PK</text:span>(codigo),</text:p>
      <text:p text:style-name="P5"><text:span text:style-name="T6">FK</text:span>(codigo/EMPLEADO(codigo))</text:p>
      <text:p text:style-name="P1"/>
      <text:p text:style-name="P1">NO_CAPACITADO(#codigo)siendo</text:p>
      <text:p text:style-name="P6">codigo <text:span text:style-name="T6">es cadena no nulo,</text:span></text:p>
      <text:p text:style-name="P5"><text:span text:style-name="T6">PK</text:span>(codigo),</text:p>
      <text:p text:style-name="P5"><text:soft-page-break/><text:span text:style-name="T6">FK</text:span>(codigo/EMPLEADO(codigo))</text:p>
      <text:p text:style-name="P10"/>
      <text:p text:style-name="P27">IMPARTE(#fecha,#cod_curso,codigo)siendo</text:p>
      <text:p text:style-name="P9">fecha <text:span text:style-name="T7">es fecha no nulo,</text:span></text:p>
      <text:p text:style-name="P9">cod_curso <text:span text:style-name="T7">es cadena no nulo,</text:span></text:p>
      <text:p text:style-name="P6">codigo <text:span text:style-name="T6">es cadena no nulo,</text:span></text:p>
      <text:p text:style-name="P11"><text:span text:style-name="T7">PK</text:span>(fecha,cod_curso),</text:p>
      <text:p text:style-name="P8"><text:span text:style-name="T7">FK</text:span>(fecha/EDICIÓN(fecha)),</text:p>
      <text:p text:style-name="P8"><text:span text:style-name="T7">FK</text:span>(cod_curso/EDICIÓN(cod_curso)),</text:p>
      <text:p text:style-name="P11"><text:span text:style-name="T7">FK</text:span>(codigo/CAPACITADO(codigo))</text:p>
      <text:p text:style-name="P10"/>
      <text:p text:style-name="P27"/>
      <text:p text:style-name="P37">Ejercicio 2</text:p>
      <text:p text:style-name="P27"/>
      <text:p text:style-name="P27">EMPRESA(#cod_empresa,nombre)siendo</text:p>
      <text:p text:style-name="P12">cod_empresa <text:span text:style-name="T7">es cadena no nulo,</text:span></text:p>
      <text:p text:style-name="P12">nombre <text:span text:style-name="T7">es cadena no nulo,</text:span></text:p>
      <text:p text:style-name="P11"><text:span text:style-name="T7">PK</text:span>(cod_empresa)</text:p>
      <text:p text:style-name="P27"/>
      <text:p text:style-name="P27">PROFESOR(#DNI,nombre,tlfno,dirección)siendo</text:p>
      <text:p text:style-name="P12">DNI <text:span text:style-name="T7">es cadena no nulo,</text:span></text:p>
      <text:p text:style-name="P12">nombre <text:span text:style-name="T7">es cadena no nulo,</text:span></text:p>
      <text:p text:style-name="P10">tlfno <text:span text:style-name="T6">es cadena,</text:span></text:p>
      <text:p text:style-name="P10">dirección <text:span text:style-name="T6">es cadena,</text:span></text:p>
      <text:p text:style-name="P11"><text:span text:style-name="T7">PK</text:span>(DNI)</text:p>
      <text:p text:style-name="P27"/>
      <text:p text:style-name="P29">TRABAJA(#DNI,cod_empresa)siendo</text:p>
      <text:p text:style-name="P21">DNI <text:span text:style-name="T7">es cadena no nulo,</text:span></text:p>
      <text:p text:style-name="P21">cod_empresa <text:span text:style-name="T7">es cadena no nulo,</text:span></text:p>
      <text:p text:style-name="P20"><text:span text:style-name="T7">PK</text:span>(DNI<text:span text:style-name="T11">),</text:span></text:p>
      <text:p text:style-name="P19"><text:span text:style-name="T6">FK</text:span>(DNI/PROFESOR(DNI)),</text:p>
      <text:p text:style-name="P20"><text:span text:style-name="T7">FK</text:span>(cod_empresa/EMPRESA(cod_empresa))</text:p>
      <text:p text:style-name="P27"/>
      <text:p text:style-name="P27">MODULO(#cod_módulo,nombre,<text:span text:style-name="T3">DNI_profesor</text:span>)siendo</text:p>
      <text:p text:style-name="P12">cod_módulo <text:span text:style-name="T7">es cadena no nulo,</text:span></text:p>
      <text:p text:style-name="P12">nombre <text:span text:style-name="T7">es cadena no nulo,</text:span></text:p>
      <text:p text:style-name="P21">DNI_profesor <text:span text:style-name="T7">es cadena no nulo,</text:span></text:p>
      <text:p text:style-name="P11"><text:span text:style-name="T7">PK</text:span>(cod_módulo),</text:p>
      <text:p text:style-name="P20"><text:span text:style-name="T7">FK</text:span>(DNI_profesor/PROFESOR(DNI))</text:p>
      <text:p text:style-name="P27"/>
      <text:p text:style-name="P27">TEMA(#cod_tema,título,<text:span text:style-name="T4">cod_módulo</text:span>)siendo</text:p>
      <text:p text:style-name="P12">cod_tema <text:span text:style-name="T7">es cadena no nulo,</text:span></text:p>
      <text:p text:style-name="P12">título <text:span text:style-name="T7">es cadena no nulo,</text:span></text:p>
      <text:p text:style-name="P12">cod_módulo <text:span text:style-name="T7">es cadena no nulo,</text:span></text:p>
      <text:p text:style-name="P11"><text:span text:style-name="T7">PK</text:span>(cod_tema),</text:p>
      <text:p text:style-name="P23"><text:span text:style-name="T7">FK</text:span>(cod_módulo/MODULO(cod_módulo))</text:p>
      <text:p text:style-name="P27"/>
      <text:p text:style-name="P27"><text:span text:style-name="T5">CURSO</text:span>(#cod_curso,<text:span text:style-name="T5">num_curso,nivel_educativo)</text:span>siendo</text:p>
      <text:p text:style-name="P12">cod_curso <text:span text:style-name="T7">es cadena no nulo,</text:span></text:p>
      <text:p text:style-name="P12">num_curso <text:span text:style-name="T7">es cadena no nulo,</text:span></text:p>
      <text:p text:style-name="P12">nivel_educativo <text:span text:style-name="T7">es cadena no nulo,</text:span></text:p>
      <text:p text:style-name="P11"><text:span text:style-name="T7">PK</text:span>(cod_curso)</text:p>
      <text:p text:style-name="P27"><text:soft-page-break/></text:p>
      <text:p text:style-name="P27">GRUPO(#letra,#cod_curso)siendo</text:p>
      <text:p text:style-name="P12">letra <text:span text:style-name="T7">es cadena no nulo,</text:span></text:p>
      <text:p text:style-name="P12">cod_curso <text:span text:style-name="T7">es cadena no nulo,</text:span></text:p>
      <text:p text:style-name="P11"><text:span text:style-name="T7">PK</text:span>(letra,cod_curso),</text:p>
      <text:p text:style-name="P11"><text:span text:style-name="T7">FK</text:span>(cod_curso/CURSO(cod_curso))</text:p>
      <text:p text:style-name="P27"/>
      <text:p text:style-name="P27">AULA(#cod_aula,num_plazas,<text:span text:style-name="T2">num_ordenadores,</text:span><text:span text:style-name="T12">letra,cod_curso</text:span>)siendo</text:p>
      <text:p text:style-name="P17">cod_aula <text:span text:style-name="T7">es cadena no nulo,</text:span></text:p>
      <text:p text:style-name="P15">num_plazas <text:span text:style-name="T6">es entero no nulo,</text:span></text:p>
      <text:p text:style-name="P15">num_ordenadores <text:span text:style-name="T6">es entero no nulo,</text:span></text:p>
      <text:p text:style-name="P14">letra <text:span text:style-name="T7">es cadena no nulo,</text:span></text:p>
      <text:p text:style-name="P14"><text:span text:style-name="T6">cod_curso </text:span><text:span text:style-name="T7">es cadena no nulo,</text:span></text:p>
      <text:p text:style-name="P16"><text:span text:style-name="T7">PK</text:span>(cod_aula)</text:p>
      <text:p text:style-name="P26"><text:span text:style-name="T7">FK</text:span>(letra/GRUPO(letra)),</text:p>
      <text:p text:style-name="P26"><text:span text:style-name="T7">FK</text:span>(cod_curso/GRUPO(cod_curso))</text:p>
      <text:p text:style-name="P29"/>
      <text:p text:style-name="P29">ALUMNO(#num_expediente,nombre,tlfno,fecha_nac,<text:span text:style-name="T4">letra,cod_curso</text:span>)siendo</text:p>
      <text:p text:style-name="P17">num_expediente <text:span text:style-name="T7">es cadena no nulo,</text:span></text:p>
      <text:p text:style-name="P17">nombre <text:span text:style-name="T7">es cadena no nulo,</text:span></text:p>
      <text:p text:style-name="P17">tlfno <text:span text:style-name="T7">es cadena no nulo,</text:span></text:p>
      <text:p text:style-name="P17">fecha_nac <text:span text:style-name="T7">es fecha no nulo,</text:span></text:p>
      <text:p text:style-name="P12">letra <text:span text:style-name="T7">es cadena no nulo,</text:span></text:p>
      <text:p text:style-name="P12">cod_curso <text:span text:style-name="T7">es cadena no nulo,</text:span></text:p>
      <text:p text:style-name="P16"><text:span text:style-name="T7">PK</text:span>(num_expediente),</text:p>
      <text:p text:style-name="P23"><text:span text:style-name="T7">FK</text:span>(letra/GRUPO(letra)),</text:p>
      <text:p text:style-name="P23"><text:span text:style-name="T7">FK</text:span>(cod_curso/GRUPO(cod_curso))</text:p>
      <text:p text:style-name="P29"/>
      <text:p text:style-name="P31">CURSA(#cod_módulo,#num_expediente,nota)siendo</text:p>
      <text:p text:style-name="P24">cod_módulo <text:span text:style-name="T7">es cadena no nulo,</text:span></text:p>
      <text:p text:style-name="P24">num_expediente <text:span text:style-name="T7">es cadena no nulo,</text:span></text:p>
      <text:p text:style-name="P23"><text:span text:style-name="T7">PK</text:span>(cod_módulo,num_expediente),</text:p>
      <text:p text:style-name="P23"><text:span text:style-name="T7">FK</text:span>(cod_módulo/MODULO(cod_módulo)),</text:p>
      <text:p text:style-name="P23"><text:span text:style-name="T7">FK</text:span>(num_expediente/ALUMNO(num_expediente))</text:p>
      <text:p text:style-name="P29"/>
      <text:p text:style-name="P29">BECA(#id,cuantía,fecha,<text:span text:style-name="T4">num_expediente</text:span>)siendo</text:p>
      <text:p text:style-name="P17">id <text:span text:style-name="T7">es cadena no nulo,</text:span></text:p>
      <text:p text:style-name="P15">cuantía<text:span text:style-name="T6"> es real no nulo,</text:span></text:p>
      <text:p text:style-name="P17">fecha <text:span text:style-name="T7">es fecha no nulo,</text:span></text:p>
      <text:p text:style-name="P17">num_expediente <text:span text:style-name="T7">es cadena no nulo,</text:span></text:p>
      <text:p text:style-name="P16"><text:span text:style-name="T7">PK</text:span>(id),</text:p>
      <text:p text:style-name="P23"><text:span text:style-name="T7">FK</text:span>(num_expediente/ALUMNO(num_expediente))</text:p>
      <text:p text:style-name="P15"/>
      <text:p text:style-name="P29"/>
      <text:p text:style-name="P15"/>
      <text:p text:style-name="P36">Ejercicio 3:</text:p>
      <text:p text:style-name="P33"/>
      <text:p text:style-name="P33">¿Está en 1FN?</text:p>
      <text:p text:style-name="P34">El modelo está en 1FN ya que todos sus atributos son atómicos.</text:p>
      <text:p text:style-name="P34"/>
      <text:p text:style-name="P34">¿Está en 2FN?</text:p>
      <text:p text:style-name="P34"><text:soft-page-break/>Está en 2FN ya que está en 1FN <text:s/><text:span text:style-name="T9">además</text:span> todos los atributos no claves, pertenecen completamente a la clave o claves.</text:p>
      <text:p text:style-name="P34"/>
      <text:p text:style-name="P34">¿Está en 3FN?</text:p>
      <text:p text:style-name="P35">Está en 3FN ya que está en <text:span text:style-name="T9">1FN y</text:span> 2FN <text:span text:style-name="T9">además</text:span> <text:span text:style-name="T10">ninguno de los</text:span> <text:span text:style-name="T10">atibutos no</text:span> clave no tienen dependencia de otros atributos no clave.</text:p>
      <text:p text:style-name="P35"/>
      <text:p text:style-name="P35">El modelo relacional quedaría de la siguente forma:</text:p>
      <text:p text:style-name="P35"/>
      <text:p text:style-name="P40">EMPRESA(#cod_empresa,nombre)siendo</text:p>
      <text:p text:style-name="P41">cod_empresa <text:span text:style-name="T7">es cadena no nulo,</text:span></text:p>
      <text:p text:style-name="P41">nombre <text:span text:style-name="T7">es cadena no nulo,</text:span></text:p>
      <text:p text:style-name="P41"><text:span text:style-name="T7">PK</text:span>(cod_empresa)</text:p>
      <text:p text:style-name="P40"/>
      <text:p text:style-name="P40">PROFESOR(#DNI,nombre,tlfno,dirección)siendo</text:p>
      <text:p text:style-name="P41">DNI <text:span text:style-name="T7">es cadena no nulo,</text:span></text:p>
      <text:p text:style-name="P41">nombre <text:span text:style-name="T7">es cadena no nulo,</text:span></text:p>
      <text:p text:style-name="P41">tlfno <text:span text:style-name="T6">es cadena,</text:span></text:p>
      <text:p text:style-name="P41">dirección <text:span text:style-name="T6">es cadena,</text:span></text:p>
      <text:p text:style-name="P41"><text:span text:style-name="T7">PK</text:span>(DNI)</text:p>
      <text:p text:style-name="P40"/>
      <text:p text:style-name="P39">TRABAJA(#DNI,cod_empresa)siendo</text:p>
      <text:p text:style-name="P42">DNI <text:span text:style-name="T7">es cadena no nulo,</text:span></text:p>
      <text:p text:style-name="P42">cod_empresa <text:span text:style-name="T7">es cadena no nulo,</text:span></text:p>
      <text:p text:style-name="P42"><text:span text:style-name="T7">PK</text:span>(DNI<text:span text:style-name="T11">),</text:span></text:p>
      <text:p text:style-name="P42"><text:span text:style-name="T6">FK</text:span>(DNI/PROFESOR(DNI)),</text:p>
      <text:p text:style-name="P42"><text:span text:style-name="T7">FK</text:span>(cod_empresa/EMPRESA(cod_empresa))</text:p>
      <text:p text:style-name="P40"/>
      <text:p text:style-name="P40">MODULO(#cod_módulo,nombre,<text:span text:style-name="T3">DNI_profesor</text:span>)siendo</text:p>
      <text:p text:style-name="P41">cod_módulo <text:span text:style-name="T7">es cadena no nulo,</text:span></text:p>
      <text:p text:style-name="P41">nombre <text:span text:style-name="T7">es cadena no nulo,</text:span></text:p>
      <text:p text:style-name="P42">DNI_profesor <text:span text:style-name="T7">es cadena no nulo,</text:span></text:p>
      <text:p text:style-name="P41"><text:span text:style-name="T7">PK</text:span>(cod_módulo),</text:p>
      <text:p text:style-name="P42"><text:span text:style-name="T7">FK</text:span>(DNI_profesor/PROFESOR(DNI))</text:p>
      <text:p text:style-name="P40"/>
      <text:p text:style-name="P40">TEMA(#cod_tema,título,<text:span text:style-name="T4">cod_módulo</text:span>)siendo</text:p>
      <text:p text:style-name="P41">cod_tema <text:span text:style-name="T7">es cadena no nulo,</text:span></text:p>
      <text:p text:style-name="P41">título <text:span text:style-name="T7">es cadena no nulo,</text:span></text:p>
      <text:p text:style-name="P41">cod_módulo <text:span text:style-name="T7">es cadena no nulo,</text:span></text:p>
      <text:p text:style-name="P41"><text:span text:style-name="T7">PK</text:span>(cod_tema),</text:p>
      <text:p text:style-name="P43"><text:span text:style-name="T7">FK</text:span>(cod_módulo/MODULO(cod_módulo))</text:p>
      <text:p text:style-name="P40"/>
      <text:p text:style-name="P40"><text:span text:style-name="T5">CURSO</text:span>(#cod_curso,<text:span text:style-name="T5">num_curso,nivel_educativo)</text:span>siendo</text:p>
      <text:p text:style-name="P41">cod_curso <text:span text:style-name="T7">es cadena no nulo,</text:span></text:p>
      <text:p text:style-name="P41">num_curso <text:span text:style-name="T7">es cadena no nulo,</text:span></text:p>
      <text:p text:style-name="P41">nivel_educativo <text:span text:style-name="T7">es cadena no nulo,</text:span></text:p>
      <text:p text:style-name="P41"><text:span text:style-name="T7">PK</text:span>(cod_curso)</text:p>
      <text:p text:style-name="P40"/>
      <text:p text:style-name="P40">GRUPO(#letra,#cod_curso)siendo</text:p>
      <text:p text:style-name="P41">letra <text:span text:style-name="T7">es cadena no nulo,</text:span></text:p>
      <text:p text:style-name="P41">cod_curso <text:span text:style-name="T7">es cadena no nulo,</text:span></text:p>
      <text:p text:style-name="P41"><text:span text:style-name="T7">PK</text:span>(letra,cod_curso),</text:p>
      <text:p text:style-name="P41"><text:soft-page-break/><text:span text:style-name="T7">FK</text:span>(cod_curso/CURSO(cod_curso))</text:p>
      <text:p text:style-name="P40"/>
      <text:p text:style-name="P40">AULA(#cod_aula,num_plazas,<text:span text:style-name="T2">num_ordenadores,</text:span><text:span text:style-name="T12">letra,cod_curso</text:span>)siendo</text:p>
      <text:p text:style-name="P44">cod_aula <text:span text:style-name="T7">es cadena no nulo,</text:span></text:p>
      <text:p text:style-name="P44">num_plazas <text:span text:style-name="T6">es entero no nulo,</text:span></text:p>
      <text:p text:style-name="P44">num_ordenadores <text:span text:style-name="T6">es entero no nulo,</text:span></text:p>
      <text:p text:style-name="P41">letra <text:span text:style-name="T7">es cadena no nulo,</text:span></text:p>
      <text:p text:style-name="P41"><text:span text:style-name="T6">cod_curso </text:span><text:span text:style-name="T7">es cadena no nulo,</text:span></text:p>
      <text:p text:style-name="P44"><text:span text:style-name="T7">PK</text:span>(cod_aula)</text:p>
      <text:p text:style-name="P43"><text:span text:style-name="T7">FK</text:span>(letra/GRUPO(letra)),</text:p>
      <text:p text:style-name="P43"><text:span text:style-name="T7">FK</text:span>(cod_curso/GRUPO(cod_curso))</text:p>
      <text:p text:style-name="P39"/>
      <text:p text:style-name="P39">ALUMNO(#num_expediente,nombre,tlfno,fecha_nac,<text:span text:style-name="T4">letra,cod_curso</text:span>)siendo</text:p>
      <text:p text:style-name="P44">num_expediente <text:span text:style-name="T7">es cadena no nulo,</text:span></text:p>
      <text:p text:style-name="P44">nombre <text:span text:style-name="T7">es cadena no nulo,</text:span></text:p>
      <text:p text:style-name="P44">tlfno <text:span text:style-name="T7">es cadena no nulo,</text:span></text:p>
      <text:p text:style-name="P44">fecha_nac <text:span text:style-name="T7">es fecha no nulo,</text:span></text:p>
      <text:p text:style-name="P41">letra <text:span text:style-name="T7">es cadena no nulo,</text:span></text:p>
      <text:p text:style-name="P41">cod_curso <text:span text:style-name="T7">es cadena no nulo,</text:span></text:p>
      <text:p text:style-name="P44"><text:span text:style-name="T7">PK</text:span>(num_expediente),</text:p>
      <text:p text:style-name="P43"><text:span text:style-name="T7">FK</text:span>(letra/GRUPO(letra)),</text:p>
      <text:p text:style-name="P43"><text:span text:style-name="T7">FK</text:span>(cod_curso/GRUPO(cod_curso))</text:p>
      <text:p text:style-name="P39"/>
      <text:p text:style-name="P38">CURSA(#cod_módulo,#num_expediente,nota)siendo</text:p>
      <text:p text:style-name="P43">cod_módulo <text:span text:style-name="T7">es cadena no nulo,</text:span></text:p>
      <text:p text:style-name="P43">num_expediente <text:span text:style-name="T7">es cadena no nulo,</text:span></text:p>
      <text:p text:style-name="P43"><text:span text:style-name="T7">PK</text:span>(cod_módulo,num_expediente),</text:p>
      <text:p text:style-name="P43"><text:span text:style-name="T7">FK</text:span>(cod_módulo/MODULO(cod_módulo)),</text:p>
      <text:p text:style-name="P43"><text:span text:style-name="T7">FK</text:span>(num_expediente/ALUMNO(num_expediente))</text:p>
      <text:p text:style-name="P39"/>
      <text:p text:style-name="P39">BECA(#id,cuantía,fecha,<text:span text:style-name="T4">num_expediente</text:span>)siendo</text:p>
      <text:p text:style-name="P44">id <text:span text:style-name="T7">es cadena no nulo,</text:span></text:p>
      <text:p text:style-name="P44">cuantía<text:span text:style-name="T6"> es real no nulo,</text:span></text:p>
      <text:p text:style-name="P44">fecha <text:span text:style-name="T7">es fecha no nulo,</text:span></text:p>
      <text:p text:style-name="P44">num_expediente <text:span text:style-name="T7">es cadena no nulo,</text:span></text:p>
      <text:p text:style-name="P44"><text:span text:style-name="T7">PK</text:span>(id),</text:p>
      <text:p text:style-name="P43"><text:span text:style-name="T7">FK</text:span>(num_expediente/ALUMNO(num_expediente))</text:p>
      <text:p text:style-name="P44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2:33:27.419118055</meta:creation-date>
    <meta:generator>LibreOffice/7.0.4.2$Linux_X86_64 LibreOffice_project/00$Build-2</meta:generator>
    <dc:date>2021-12-01T13:59:03.407448347</dc:date>
    <meta:editing-duration>PT1H17M</meta:editing-duration>
    <meta:editing-cycles>17</meta:editing-cycles>
    <meta:document-statistic meta:table-count="0" meta:image-count="0" meta:object-count="0" meta:page-count="5" meta:paragraph-count="203" meta:word-count="647" meta:character-count="5821" meta:non-whitespace-character-count="5376"/>
  </office:meta>
</office:document-meta>
</file>